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8000000A774B321A3295CD6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23cm, 0cm, 0cm)" draw:image-opacity="100%" style:mirror="none"/>
    </style:style>
    <style:style style:name="co1" style:family="table-column">
      <style:table-column-properties style:column-width="0.76cm" style:use-optimal-column-width="false"/>
    </style:style>
    <style:style style:name="co2" style:family="table-column">
      <style:table-column-properties style:column-width="3.326cm" style:use-optimal-column-width="false"/>
    </style:style>
    <style:style style:name="ro1" style:family="table-row">
      <style:table-row-properties style:row-height="0.625cm" style:use-optimal-row-height="false"/>
    </style:style>
    <style:style style:name="ro2" style:family="table-row">
      <style:table-row-properties style:row-height="0.627cm" style:use-optimal-row-height="false"/>
    </style:style>
    <style:style style:name="ce1" style:family="table-cell">
      <style:paragraph-properties fo:border="0.03pt solid #ffffff"/>
      <style:text-properties fo:font-size="7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9cm" svg:height="2.209cm" svg:x="1.701cm" svg:y="1.1cm">
          <draw:image xlink:href="Pictures/10000000000001B8000000A774B321A3295CD6D1.jpg" xlink:type="simple" xlink:show="embed" xlink:actuate="onLoad" loext:mime-type="image/jpeg">
            <text:p/>
          </draw:image>
        </draw:frame>
        <draw:frame draw:style-name="standard" draw:layer="layout" svg:width="4.085cm" svg:height="5.626cm" svg:x="1.414cm" svg:y="3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 text:style-name="P2"><text:span text:style-name="T1">Heater,Fan,Shaker + 12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NC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I2C SCL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I2C DATA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GN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Heater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Fan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Shaker - PWM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+3.3v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2:00:05.979656188</meta:creation-date>
    <dc:date>2021-06-06T11:04:59.962138262</dc:date>
    <meta:editing-duration>PT55M43S</meta:editing-duration>
    <meta:editing-cycles>7</meta:editing-cycles>
    <meta:generator>LibreOffice/6.4.7.2$Linux_X86_64 LibreOffice_project/40$Build-2</meta:generator>
    <meta:document-statistic meta:object-count="2"/>
  </office:meta>
</office:document-meta>
</file>